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ixeled" svg:font-family="Pixel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084cm"/>
      <style:paragraph-properties style:writing-mode="lr-tb"/>
    </style:style>
    <style:style style:name="gr2" style:family="graphic" style:parent-style-name="objectwithoutfill">
      <style:graphic-properties svg:stroke-width="0.212cm" svg:stroke-color="#3465a4" draw:marker-start="Square" draw:marker-start-width="0.518cm" draw:marker-end="Square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style:text-properties fo:color="#5983b0" style:font-name="Pixeled" fo:font-size="54pt" style:font-size-asian="54pt" style:font-size-complex="54pt"/>
    </style:style>
    <style:style style:name="P2" style:family="paragraph">
      <loext:graphic-properties draw:fill="none" draw:fill-color="#ffffff"/>
      <style:text-properties fo:color="#5983b0" style:font-name="Pixeled" fo:font-size="54pt" style:font-size-asian="54pt" style:font-size-complex="54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color="#3465a4" style:font-name="Pixeled" fo:font-size="54pt" style:font-size-asian="54pt" style:font-size-complex="54pt"/>
    </style:style>
    <style:style style:name="T2" style:family="text">
      <style:text-properties fo:color="#069a2e" style:font-name="Pixeled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049cm" svg:height="5.334cm" svg:x="2.032cm" svg:y="2.159cm">
          <draw:text-box>
            <text:p text:style-name="P1"><text:span text:style-name="T1">A</text:span><text:span text:style-name="T2">r</text:span><text:span text:style-name="T1">q</text:span><text:span text:style-name="T2">a</text:span><text:span text:style-name="T1">n</text:span></text:p>
          </draw:text-box>
        </draw:frame>
        <draw:line draw:style-name="gr2" draw:text-style-name="P3" draw:layer="layout" svg:x1="1.27cm" svg:y1="6.096cm" svg:x2="12.573cm" svg:y2="6.0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ixeled" svg:font-family="Pixel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" svg:viewBox="0 0 3000 6000" svg:d="M1500 0l1500 3000-1500 3000-1500-300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5:06:49.753094547</meta:creation-date>
    <dc:date>2020-11-30T15:11:42.963720997</dc:date>
    <meta:editing-duration>PT4M53S</meta:editing-duration>
    <meta:editing-cycles>2</meta:editing-cycles>
    <meta:generator>LibreOffice/6.4.6.2$Linux_X86_64 LibreOffice_project/40$Build-2</meta:generator>
    <meta:document-statistic meta:object-count="2"/>
  </office:meta>
</office:document-meta>
</file>